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riable de decision </text:p>
          </table:table-cell>
          <table:table-cell table:number-columns-repeated="2"/>
          <table:table-cell office:value-type="string" calcext:value-type="string">
            <text:p>fonction objectif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S X SONT LES VARIABLES D’APPROVISIONNEMENT 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MIN</text:p>
          </table:table-cell>
          <table:table-cell table:formula="of:= 2*([.B11]+[.B10]+[.B12]+[.B13]+[.B14]) + 2000 *([.B15]+[.B16]+[.B17]+[.B18]+[.B19]+[.B20])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rai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ature des variable : pour le moment , xi , ei et yi sont positives ou nulles mais pas entiéres pour faire réousdre la relaxation contin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15]" office:value-type="float" office:value="1" calcext:value-type="float">
            <text:p>1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6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" office:value-type="float" office:value="1" calcext:value-type="float">
            <text:p>1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19]" office:value-type="float" office:value="1" calcext:value-type="float">
            <text:p>1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isfaction de la demand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 - [.B10]" office:value-type="float" office:value="200" calcext:value-type="float">
            <text:p>200</text:p>
          </table:table-cell>
          <table:table-cell office:value-type="string" calcext:value-type="string">
            <text:p>EGAL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B4] + [.B5] - [.B11]" office:value-type="float" office:value="400" calcext:value-type="float">
            <text:p>400</text:p>
          </table:table-cell>
          <table:table-cell office:value-type="string" calcext:value-type="string">
            <text:p>EGA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B5]+[.B6]-[.B12]" office:value-type="float" office:value="700" calcext:value-type="float">
            <text:p>700</text:p>
          </table:table-cell>
          <table:table-cell office:value-type="string" calcext:value-type="string">
            <text:p>EGA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3"/>
          <table:table-cell table:formula="of:=[.B4]+[.B5]+[.B6]+[.B7]-[.B13]" office:value-type="float" office:value="1400" calcext:value-type="float">
            <text:p>1400</text:p>
          </table:table-cell>
          <table:table-cell office:value-type="string" calcext:value-type="string">
            <text:p>EGAL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table:formula="of:=[.B4]+[.B5]+[.B6]+[.B7]+[.B8]-[.B14]" office:value-type="float" office:value="2400" calcext:value-type="float">
            <text:p>2400</text:p>
          </table:table-cell>
          <table:table-cell office:value-type="string" calcext:value-type="string">
            <text:p>EGAL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3"/>
          <table:table-cell table:formula="of:=[.B4]+[.B5]+[.B6]+[.B7]+[.B8]+[.B9]" office:value-type="float" office:value="2600" calcext:value-type="float">
            <text:p>2600</text:p>
          </table:table-cell>
          <table:table-cell office:value-type="string" calcext:value-type="string">
            <text:p>EGAL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 xi &gt; 0 alors yi = 1</text:p>
          </table:table-cell>
          <table:table-cell office:value-type="string" calcext:value-type="string">
            <text:p>Yi = 1 so we get xi – 2600 * y &lt;= 0</text:p>
          </table:table-cell>
          <table:table-cell/>
        </table:table-row>
        <table:table-row table:style-name="ro1">
          <table:table-cell table:number-columns-repeated="3"/>
          <table:table-cell table:formula="of:= [.B4] - 2600*[.B15]" office:value-type="float" office:value="-1900" calcext:value-type="float">
            <text:p>-190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5] - 2600*[.B16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 [.B6] - 2600 * [.B17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 [.B7] - 2600*[.B18]" office:value-type="float" office:value="-1900" calcext:value-type="float">
            <text:p>-190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8]-2600*[.B19]" office:value-type="float" office:value="-1400" calcext:value-type="float">
            <text:p>-140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9]-2600*[.B20]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0:13:33.440111269</meta:creation-date>
    <dc:date>2025-01-31T11:50:50.438449408</dc:date>
    <meta:editing-duration>PT31M6S</meta:editing-duration>
    <meta:editing-cycles>1</meta:editing-cycles>
    <meta:document-statistic meta:table-count="1" meta:cell-count="98" meta:object-count="0"/>
    <meta:generator>LibreOffice/7.3.7.2$Linux_X86_64 LibreOffice_project/30$Build-2</meta:generator>
  </office:meta>
</office:document-meta>
</file>